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9000001B6868CC2CF.png" manifest:media-type="image/png"/>
  <manifest:file-entry manifest:full-path="Pictures/10000001000003030000016F270E7928.png" manifest:media-type="image/png"/>
  <manifest:file-entry manifest:full-path="Pictures/100000010000033D000002A2A0201671.png" manifest:media-type="image/png"/>
  <manifest:file-entry manifest:full-path="Pictures/1000000100000334000000584CE7D6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as-char" svg:y="-0.4555in" svg:width="6.6929in" svg:height="0.7181in" draw:z-index="0"><draw:image xlink:href="Pictures/1000000100000334000000584CE7D69C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6.6929in" svg:height="5.4409in" draw:z-index="1"><draw:image xlink:href="Pictures/100000010000033D000002A2A0201671.png" xlink:type="simple" xlink:show="embed" xlink:actuate="onLoad" draw:mime-type="image/png"/></draw:frame></text:p>
      <text:p text:style-name="Standard"/>
      <text:p text:style-name="Standard"><draw:frame draw:style-name="fr1" draw:name="Image3" text:anchor-type="as-char" svg:width="6.6929in" svg:height="3.1854in" draw:z-index="2"><draw:image xlink:href="Pictures/10000001000003030000016F270E7928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4" text:anchor-type="as-char" svg:width="6.6929in" svg:height="3.9346in" draw:z-index="3"><draw:image xlink:href="Pictures/10000001000002E9000001B6868CC2CF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4:14:34.024679493</meta:creation-date>
    <dc:date>2026-02-12T14:26:05.125200354</dc:date>
    <meta:editing-duration>PT32S</meta:editing-duration>
    <meta:editing-cycles>2</meta:editing-cycles>
    <meta:document-statistic meta:table-count="0" meta:image-count="4" meta:object-count="0" meta:page-count="2" meta:paragraph-count="4" meta:word-count="0" meta:character-count="0" meta:non-whitespace-character-count="0"/>
    <meta:generator>LibreOffice/24.2.7.2$Linux_X86_64 LibreOffice_project/420$Build-2</meta:generator>
  </office:meta>
</office:document-meta>
</file>